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fill-color="#ffffff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98cm" fo:min-width="0.249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73cm" fo:min-width="4.4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508cm" fo:min-width="4.4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084cm" fo:min-width="3.88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226cm" fo:min-width="4.09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084cm" fo:min-width="4.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</style:style>
    <style:style style:name="gr10" style:family="graphic" style:parent-style-name="standard">
      <style:graphic-properties svg:stroke-color="#000000" draw:marker-start="Circle" draw:marker-start-width="0.3cm" draw:marker-end="Arrow" draw:marker-end-width="0.3cm" draw:textarea-vertical-align="middle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g>
          <draw:g>
            <draw:connector draw:style-name="gr1" draw:text-style-name="P1" xml:id="id1" draw:id="id1" draw:layer="layout" draw:type="line" svg:x1="2.307cm" svg:y1="11.131cm" svg:x2="2.293cm" svg:y2="13.244cm" svg:d="M2307 11131l-14 2113" svg:viewBox="0 0 15 2114">
              <text:p/>
            </draw:connector>
            <draw:connector draw:style-name="gr1" draw:text-style-name="P1" draw:layer="layout" draw:type="line" svg:x1="2.293cm" svg:y1="13.244cm" svg:x2="1.66cm" svg:y2="13.979cm" draw:start-shape="id1" draw:start-glue-point="3" svg:d="M2293 13244l-633 735" svg:viewBox="0 0 634 736">
              <text:p/>
            </draw:connector>
            <draw:connector draw:style-name="gr1" draw:text-style-name="P1" draw:layer="layout" draw:type="line" svg:x1="2.293cm" svg:y1="13.244cm" svg:x2="2.998cm" svg:y2="14.052cm" draw:start-shape="id1" draw:start-glue-point="3" svg:d="M2293 13244l705 808" svg:viewBox="0 0 706 809">
              <text:p/>
            </draw:connector>
            <draw:connector draw:style-name="gr1" draw:text-style-name="P1" draw:layer="layout" draw:type="line" svg:x1="2.306cm" svg:y1="11.351cm" svg:x2="1.809cm" svg:y2="11.97cm" draw:start-shape="id2" draw:start-glue-point="3" svg:d="M2306 11351l-497 619" svg:viewBox="0 0 498 620">
              <text:p/>
            </draw:connector>
            <draw:connector draw:style-name="gr1" draw:text-style-name="P1" xml:id="id2" draw:id="id2" draw:layer="layout" draw:type="line" svg:x1="3cm" svg:y1="11.858cm" svg:x2="2.306cm" svg:y2="11.351cm" svg:d="M3000 11858l-694-507" svg:viewBox="0 0 695 508">
              <text:p/>
            </draw:connector>
            <draw:custom-shape draw:style-name="gr2" draw:text-style-name="P2" draw:layer="layout" svg:width="1.059cm" svg:height="1.058cm" svg:x="1.8cm" svg:y="10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onnector draw:style-name="gr1" draw:text-style-name="P1" xml:id="id3" draw:id="id3" draw:layer="layout" draw:type="line" svg:x1="19.007cm" svg:y1="11.179cm" svg:x2="18.993cm" svg:y2="13.292cm" svg:d="M19007 11179l-14 2113" svg:viewBox="0 0 15 2114">
              <text:p/>
            </draw:connector>
            <draw:connector draw:style-name="gr1" draw:text-style-name="P1" draw:layer="layout" draw:type="line" svg:x1="18.993cm" svg:y1="13.292cm" svg:x2="18.36cm" svg:y2="14.027cm" draw:start-shape="id3" draw:start-glue-point="3" svg:d="M18993 13292l-633 735" svg:viewBox="0 0 634 736">
              <text:p/>
            </draw:connector>
            <draw:connector draw:style-name="gr1" draw:text-style-name="P1" draw:layer="layout" draw:type="line" svg:x1="18.993cm" svg:y1="13.292cm" svg:x2="19.698cm" svg:y2="14.1cm" draw:start-shape="id3" draw:start-glue-point="3" svg:d="M18993 13292l705 808" svg:viewBox="0 0 706 809">
              <text:p/>
            </draw:connector>
            <draw:connector draw:style-name="gr1" draw:text-style-name="P1" draw:layer="layout" draw:type="line" svg:x1="19.006cm" svg:y1="11.399cm" svg:x2="18.509cm" svg:y2="12.018cm" draw:start-shape="id4" draw:start-glue-point="3" svg:d="M19006 11399l-497 619" svg:viewBox="0 0 498 620">
              <text:p/>
            </draw:connector>
            <draw:connector draw:style-name="gr1" draw:text-style-name="P1" xml:id="id4" draw:id="id4" draw:layer="layout" draw:type="line" svg:x1="19.7cm" svg:y1="11.906cm" svg:x2="19.006cm" svg:y2="11.399cm" svg:d="M19700 11906l-694-507" svg:viewBox="0 0 695 508">
              <text:p/>
            </draw:connector>
            <draw:custom-shape draw:style-name="gr2" draw:text-style-name="P2" draw:layer="layout" svg:width="1.059cm" svg:height="1.058cm" svg:x="18.5cm" svg:y="10.1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" draw:text-style-name="P2" draw:layer="layout" svg:width="7cm" svg:height="2.8cm" svg:x="7.1cm" svg:y="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7cm" svg:height="3.9cm" svg:x="6.9cm" svg:y="9cm">
            <text:p text:style-name="P3">Yeni Çalışanı Kayde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7cm" svg:height="3.9cm" svg:x="6.9cm" svg:y="4.9cm">
            <text:p text:style-name="P3">Yeni Çalışan </text:p>
            <text:p text:style-name="P3">Bilgileri Gi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7cm" svg:height="3.9cm" svg:x="6.9cm" svg:y="13cm">
            <text:p text:style-name="P3">Veritabanı Güncell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6.2cm" svg:height="3.3cm" svg:x="7cm" svg:y="17.1cm">
            <text:p text:style-name="P3">Yeni Kart Üre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6.5cm" svg:height="3.5cm" svg:x="6.9cm" svg:y="20.5cm">
            <text:p text:style-name="P3">Kart Teslim</text:p>
            <text:p text:style-name="P3">Bilgisi Gi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7cm" svg:height="3.3cm" svg:x="6.9cm" svg:y="24.3cm">
            <text:p text:style-name="P3">Yeni Çalışan </text:p>
            <text:p text:style-name="P3">Listesini Göster 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4" draw:layer="layout" svg:width="1.806cm" svg:height="0.962cm" svg:x="9.8cm" svg:y="3.1cm">
            <draw:text-box>
              <text:p>Giriş</text:p>
            </draw:text-box>
          </draw:frame>
          <draw:frame draw:style-name="gr8" draw:text-style-name="P4" draw:layer="layout" svg:width="2.297cm" svg:height="0.962cm" svg:x="1.1cm" svg:y="14.3cm">
            <draw:text-box>
              <text:p>Müdür</text:p>
            </draw:text-box>
          </draw:frame>
          <draw:frame draw:style-name="gr9" draw:text-style-name="P4" draw:layer="layout" svg:width="2.741cm" svg:height="1.462cm" svg:x="17.7cm" svg:y="14.3cm">
            <draw:text-box>
              <text:p>Sistem</text:p>
            </draw:text-box>
          </draw:frame>
          <draw:line draw:style-name="gr10" draw:text-style-name="P3" draw:layer="layout" svg:x1="3cm" svg:y1="11.9cm" svg:x2="7.2cm" svg:y2="3.1cm">
            <text:p/>
          </draw:line>
          <draw:line draw:style-name="gr10" draw:text-style-name="P3" draw:layer="layout" svg:x1="3cm" svg:y1="11.8cm" svg:x2="6.9cm" svg:y2="6.8cm">
            <text:p/>
          </draw:line>
          <draw:line draw:style-name="gr10" draw:text-style-name="P3" draw:layer="layout" svg:x1="3.1cm" svg:y1="11.7cm" svg:x2="6.9cm" svg:y2="10.9cm">
            <text:p/>
          </draw:line>
          <draw:line draw:style-name="gr10" draw:text-style-name="P3" draw:layer="layout" svg:x1="18.5cm" svg:y1="11.9cm" svg:x2="13.9cm" svg:y2="15cm">
            <text:p/>
          </draw:line>
          <draw:line draw:style-name="gr10" draw:text-style-name="P3" draw:layer="layout" svg:x1="18.4cm" svg:y1="12cm" svg:x2="13.2cm" svg:y2="18.8cm">
            <text:p/>
          </draw:line>
          <draw:line draw:style-name="gr10" draw:text-style-name="P3" draw:layer="layout" svg:x1="3.1cm" svg:y1="11.7cm" svg:x2="7cm" svg:y2="22.6cm">
            <text:p/>
          </draw:line>
          <draw:line draw:style-name="gr10" draw:text-style-name="P3" draw:layer="layout" svg:x1="18.4cm" svg:y1="11.9cm" svg:x2="13.9cm" svg:y2="26.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olgun_20_Kırmızı" draw:display-name="Dolgun Kırmızı" draw:style="linear" draw:start-color="#ff6d6d" draw:end-color="#c9211e" draw:start-intensity="100%" draw:end-intensity="100%" draw:angle="300" draw:border="0%"/>
    <draw:gradient draw:name="Dolgun_20_Mavi" draw:display-name="Dolgun Mavi" draw:style="linear" draw:start-color="#729fcf" draw:end-color="#355269" draw:start-intensity="100%" draw:end-intensity="100%" draw:angle="300" draw:border="0%"/>
    <draw:gradient draw:name="Dolgun_20_Sarı" draw:display-name="Dolgun Sarı" draw:style="linear" draw:start-color="#ffde59" draw:end-color="#b47804" draw:start-intensity="100%" draw:end-intensity="100%" draw:angle="300" draw:border="0%"/>
    <draw:gradient draw:name="Dolgun_20_Yeşil" draw:display-name="Dolgun Yeşil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Dolgun_20_Mavi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Dolgun_20_Yeşil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Dolgun_20_Kırmızı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Dolgun_20_Sarı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2T20:48:47.554088364</meta:creation-date>
    <meta:generator>LibreOffice/6.1.5.2$Linux_X86_64 LibreOffice_project/10$Build-2</meta:generator>
    <dc:date>2020-01-12T22:16:46.295755133</dc:date>
    <meta:editing-duration>PT1H27M59S</meta:editing-duration>
    <meta:editing-cycles>2</meta:editing-cycles>
    <meta:document-statistic meta:object-count="32"/>
  </office:meta>
</office:document-meta>
</file>